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50pt" style:font-size-asian="250pt" style:font-size-complex="250pt"/>
    </style:style>
    <style:style style:name="P2" style:family="paragraph">
      <style:text-properties fo:font-size="250pt" fo:text-shadow="none" fo:font-weight="bold" style:font-size-asian="250pt" style:font-weight-asian="bold" style:font-size-complex="250pt" style:font-weight-complex="bold"/>
    </style:style>
    <style:style style:name="T1" style:family="text">
      <style:text-properties fo:font-size="250pt" fo:text-shadow="none" fo:font-weight="bold" style:font-size-asian="250pt" style:font-weight-asian="bold" style:font-size-complex="2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6.382cm" svg:height="10.106cm" svg:x="7.518cm" svg:y="8.094cm">
          <draw:text-box>
            <text:p text:style-name="P1"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1:02:23.511012497</dc:date>
    <meta:editing-duration>PT1M52S</meta:editing-duration>
    <meta:editing-cycles>6</meta:editing-cycles>
    <meta:generator>LibreOffice/4.2.8.2$Linux_x86 LibreOffice_project/420m0$Build-2</meta:generator>
    <meta:document-statistic meta:object-count="1"/>
  </office:meta>
</office:document-meta>
</file>